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7388824">
          <text:insertion>
            <office:change-info>
              <dc:creator>Gauthier Bastien</dc:creator>
              <dc:date>2012-03-16T15:01:00</dc:date>
            </office:change-info>
          </text:insertion>
        </text:changed-region>
        <text:changed-region text:id="ct167388592">
          <text:insertion>
            <office:change-info>
              <dc:creator>Gauthier Bastien</dc:creator>
              <dc:date>2012-03-16T15:01:00</dc:date>
            </office:change-info>
          </text:insertion>
        </text:changed-region>
        <text:changed-region text:id="ct167389080">
          <text:insertion>
            <office:change-info>
              <dc:creator>Gauthier Bastien</dc:creator>
              <dc:date>2012-03-16T15:01:00</dc:date>
            </office:change-info>
          </text:insertion>
        </text:changed-region>
        <text:changed-region text:id="ct16756031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739055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text:id="ct167582592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text:id="ct167393912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I. COMMISSION SPECIALE</text:p>
      <text:p text:style-name="P4">(<text:change-start text:change-id="ct167388824"/>self.utranslate("weekday_%s" % self.getPreMeetingDate_7().aDay().lower(), domain="plonelocales")<text:change-end text:change-id="ct167388824"/> <text:change-start text:change-id="ct167388592"/>tool.formatDate(self.getPreMeetingDate_7(), withHour=True)<text:change-end text:change-id="ct167388592"/>, <text:change-start text:change-id="ct167389080"/>self.getPreMeetingPlace_7()<text:change-end text:change-id="ct167389080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7"><text:span text:style-name="T2">do text</text:span></text:p><text:p text:style-name="P7"><text:span text:style-name="T2">from xhtml(self.getStrikedField(self.getPreMeetingAssembly_7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speciale',], renumber=True)</text:span></text:p></office:annotation></text:span><text:change-start text:change-id="ct167560312"/><text:span text:style-name="T1">item[0]</text:span><text:change-end text:change-id="ct167560312"/><text:span text:style-name="T1">. </text:span><text:change-start text:change-id="ct167390552"/><text:span text:style-name="T1">item[1].Title()</text:span><text:change-end text:change-id="ct16739055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5"><office:annotation><dc:creator>Gauthier Bastien</dc:creator><dc:date>2012-02-24T11:55:46</dc:date><text:p text:style-name="P7"><text:span text:style-name="T3">do text if </text:span><text:span text:style-name="T2">self.adapted().getPrintableItems(itemUids, categories=['commission-speciale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8"><text:span text:style-name="T3">do row for item in self.adapted().getPrintableItems(itemUids, categories=['commission-</text:span><text:span text:style-name="T2">speciale</text:span><text:span text:style-name="T3">-1er-supplement',], renumber=True, firstNumber=len(</text:span><text:span text:style-name="T2">self.adapted().getPrintableItems(itemUids, categories=['commission-speciale',], renumber=True)</text:span><text:span text:style-name="T3">)+1)</text:span></text:p></office:annotation></text:span><text:change-start text:change-id="ct167582592"/><text:span text:style-name="T1">item[0]</text:span><text:change-end text:change-id="ct167582592"/><text:span text:style-name="T1">. </text:span><text:change-start text:change-id="ct167393912"/><text:span text:style-name="T1">item[1].Title()</text:span><text:change-end text:change-id="ct167393912"/></text:p>
            <text:p text:style-name="Table_20_Contents"/>
            <text:p text:style-name="Table_20_Contents"><office:annotation><dc:creator>Gauthier Bastien</dc:creator><dc:date>2012-02-15T15:26:52</dc:date><text:p text:style-name="P7"><text:span text:style-name="T3">do text</text:span></text:p><text:p text:style-name="P7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2-02-14T16:23:17</meta:creation-date>
    <dc:date>2012-03-30T12:42:13</dc:date>
    <dc:creator>Gauthier Bastien</dc:creator>
    <meta:editing-duration>PT03H17M07S</meta:editing-duration>
    <meta:editing-cycles>56</meta:editing-cycles>
    <meta:generator>OpenOffice.org/3.1$Linux OpenOffice.org_project/310m19$Build-9420</meta:generator>
    <meta:document-statistic meta:table-count="2" meta:image-count="0" meta:object-count="0" meta:page-count="1" meta:paragraph-count="10" meta:word-count="25" meta:character-count="362"/>
  </office:meta>
</office:document-meta>
</file>